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text-properties officeooo:rsid="0013be19" officeooo:paragraph-rsid="0013be19"/>
    </style:style>
    <style:style style:name="P3" style:family="paragraph" style:parent-style-name="Text_20_body">
      <style:text-properties officeooo:rsid="00146815" officeooo:paragraph-rsid="00146815"/>
    </style:style>
    <style:style style:name="P4" style:family="paragraph" style:parent-style-name="Text_20_body" style:list-style-name="L1">
      <style:text-properties officeooo:rsid="00146815" officeooo:paragraph-rsid="00146815"/>
    </style:style>
    <style:style style:name="P5" style:family="paragraph" style:parent-style-name="Text_20_body">
      <style:text-properties officeooo:rsid="0015f934" officeooo:paragraph-rsid="0015f934"/>
    </style:style>
    <style:style style:name="P6" style:family="paragraph" style:parent-style-name="Text_20_body" style:list-style-name="L2">
      <style:text-properties officeooo:rsid="0015f934" officeooo:paragraph-rsid="0015f934"/>
    </style:style>
    <style:style style:name="P7" style:family="paragraph" style:parent-style-name="Text_20_body" style:list-style-name="L3">
      <style:text-properties officeooo:rsid="0015f934" officeooo:paragraph-rsid="0015f934"/>
    </style:style>
    <style:style style:name="P8" style:family="paragraph" style:parent-style-name="Text_20_body">
      <style:text-properties officeooo:rsid="0015f934" officeooo:paragraph-rsid="00186c01"/>
    </style:style>
    <style:style style:name="P9" style:family="paragraph" style:parent-style-name="Text_20_body">
      <style:text-properties officeooo:rsid="00186c01" officeooo:paragraph-rsid="00186c01"/>
    </style:style>
    <style:style style:name="P10" style:family="paragraph" style:parent-style-name="Text_20_body" style:list-style-name="L4">
      <style:text-properties officeooo:rsid="00186c01" officeooo:paragraph-rsid="00186c01"/>
    </style:style>
    <style:style style:name="P11" style:family="paragraph" style:parent-style-name="Text_20_body">
      <style:text-properties officeooo:rsid="0018ce92" officeooo:paragraph-rsid="0018ce92"/>
    </style:style>
    <style:style style:name="P12" style:family="paragraph" style:parent-style-name="Text_20_body">
      <style:text-properties officeooo:rsid="0018ce92" officeooo:paragraph-rsid="001a4cf6"/>
    </style:style>
    <style:style style:name="P13" style:family="paragraph" style:parent-style-name="Text_20_body">
      <style:text-properties officeooo:rsid="001a4cf6" officeooo:paragraph-rsid="001a4cf6"/>
    </style:style>
    <style:style style:name="P14" style:family="paragraph" style:parent-style-name="Text_20_body">
      <style:text-properties officeooo:rsid="001d2920" officeooo:paragraph-rsid="001d2920"/>
    </style:style>
    <style:style style:name="P15" style:family="paragraph" style:parent-style-name="Text_20_body">
      <style:text-properties officeooo:rsid="001d9c4f" officeooo:paragraph-rsid="001d9c4f"/>
    </style:style>
    <style:style style:name="P16" style:family="paragraph" style:parent-style-name="Text_20_body">
      <style:text-properties officeooo:rsid="001e713d" officeooo:paragraph-rsid="001e713d"/>
    </style:style>
    <style:style style:name="P17" style:family="paragraph" style:parent-style-name="Text_20_body">
      <style:text-properties officeooo:rsid="001ef452" officeooo:paragraph-rsid="001ef452"/>
    </style:style>
    <style:style style:name="P18" style:family="paragraph" style:parent-style-name="Text_20_body">
      <style:text-properties officeooo:rsid="001f083b" officeooo:paragraph-rsid="001f083b"/>
    </style:style>
    <style:style style:name="P19" style:family="paragraph" style:parent-style-name="Text_20_body">
      <style:text-properties officeooo:rsid="001f083b" officeooo:paragraph-rsid="001fd659"/>
    </style:style>
    <style:style style:name="P20" style:family="paragraph" style:parent-style-name="Text_20_body">
      <style:text-properties officeooo:rsid="001f083b" officeooo:paragraph-rsid="00213126"/>
    </style:style>
    <style:style style:name="P21" style:family="paragraph" style:parent-style-name="Text_20_body">
      <style:text-properties officeooo:rsid="00213126" officeooo:paragraph-rsid="00213126"/>
    </style:style>
    <style:style style:name="P22" style:family="paragraph" style:parent-style-name="Text_20_body">
      <style:text-properties officeooo:rsid="002274d3" officeooo:paragraph-rsid="002274d3"/>
    </style:style>
    <style:style style:name="P23" style:family="paragraph" style:parent-style-name="Text_20_body">
      <style:text-properties officeooo:rsid="0022ef2a" officeooo:paragraph-rsid="0022ef2a"/>
    </style:style>
    <style:style style:name="P24" style:family="paragraph" style:parent-style-name="Text_20_body">
      <style:text-properties officeooo:rsid="0022ef2a" officeooo:paragraph-rsid="00236339"/>
    </style:style>
    <style:style style:name="P25" style:family="paragraph" style:parent-style-name="Text_20_body">
      <style:text-properties officeooo:rsid="00236339" officeooo:paragraph-rsid="00236339"/>
    </style:style>
    <style:style style:name="P26" style:family="paragraph" style:parent-style-name="Text_20_body">
      <style:text-properties officeooo:rsid="0025414e" officeooo:paragraph-rsid="0025414e"/>
    </style:style>
    <style:style style:name="P27" style:family="paragraph" style:parent-style-name="Text_20_body" style:list-style-name="L5">
      <style:text-properties officeooo:rsid="0025414e" officeooo:paragraph-rsid="0025414e"/>
    </style:style>
    <style:style style:name="P28" style:family="paragraph" style:parent-style-name="Text_20_body" style:list-style-name="L6">
      <style:text-properties officeooo:rsid="0025414e" officeooo:paragraph-rsid="0025414e"/>
    </style:style>
    <style:style style:name="P29" style:family="paragraph" style:parent-style-name="Text_20_body" style:list-style-name="L6">
      <style:text-properties officeooo:rsid="0025414e" officeooo:paragraph-rsid="00261be6"/>
    </style:style>
    <style:style style:name="P30" style:family="paragraph" style:parent-style-name="Text_20_body" style:list-style-name="L6">
      <style:text-properties officeooo:rsid="00276bb0" officeooo:paragraph-rsid="00276bb0"/>
    </style:style>
    <style:style style:name="P31" style:family="paragraph" style:parent-style-name="Text_20_body">
      <style:text-properties officeooo:rsid="002923cf" officeooo:paragraph-rsid="002923cf"/>
    </style:style>
    <style:style style:name="P32" style:family="paragraph" style:parent-style-name="Text_20_body">
      <style:text-properties officeooo:rsid="002b8146" officeooo:paragraph-rsid="002b8146"/>
    </style:style>
    <style:style style:name="P33" style:family="paragraph" style:parent-style-name="Text_20_body">
      <style:text-properties officeooo:rsid="002ce59e" officeooo:paragraph-rsid="002ce59e"/>
    </style:style>
    <style:style style:name="P34" style:family="paragraph" style:parent-style-name="Text_20_body">
      <style:text-properties officeooo:rsid="002d627f" officeooo:paragraph-rsid="002d627f"/>
    </style:style>
    <style:style style:name="P35" style:family="paragraph" style:parent-style-name="Text_20_body" style:list-style-name="L7">
      <style:text-properties officeooo:rsid="002d627f" officeooo:paragraph-rsid="002d627f"/>
    </style:style>
    <style:style style:name="P36" style:family="paragraph" style:parent-style-name="Text_20_body">
      <style:text-properties officeooo:rsid="002f0214" officeooo:paragraph-rsid="002f0214"/>
    </style:style>
    <style:style style:name="P37" style:family="paragraph" style:parent-style-name="Text_20_body">
      <style:text-properties officeooo:rsid="002f91a9" officeooo:paragraph-rsid="002f91a9"/>
    </style:style>
    <style:style style:name="P38" style:family="paragraph" style:parent-style-name="Text_20_body">
      <style:text-properties officeooo:rsid="0031206b" officeooo:paragraph-rsid="0031206b"/>
    </style:style>
    <style:style style:name="P39" style:family="paragraph" style:parent-style-name="Text_20_body" style:list-style-name="L8">
      <style:text-properties officeooo:rsid="0031206b" officeooo:paragraph-rsid="0031206b"/>
    </style:style>
    <style:style style:name="P40" style:family="paragraph" style:parent-style-name="Text_20_body">
      <style:text-properties officeooo:rsid="0031206b" officeooo:paragraph-rsid="0033eced"/>
    </style:style>
    <style:style style:name="P41" style:family="paragraph" style:parent-style-name="Text_20_body">
      <style:text-properties officeooo:rsid="0032620d" officeooo:paragraph-rsid="0032620d"/>
    </style:style>
    <style:style style:name="P42" style:family="paragraph" style:parent-style-name="Text_20_body">
      <style:text-properties officeooo:rsid="0033eced" officeooo:paragraph-rsid="0033eced"/>
    </style:style>
    <style:style style:name="P43" style:family="paragraph" style:parent-style-name="Text_20_body">
      <style:text-properties officeooo:rsid="0035db8b" officeooo:paragraph-rsid="0035db8b"/>
    </style:style>
    <style:style style:name="P44" style:family="paragraph" style:parent-style-name="Text_20_body">
      <style:text-properties officeooo:rsid="003697af" officeooo:paragraph-rsid="003697af"/>
    </style:style>
    <style:style style:name="P45" style:family="paragraph" style:parent-style-name="Text_20_body" style:list-style-name="L9">
      <style:text-properties officeooo:rsid="003697af" officeooo:paragraph-rsid="003697af"/>
    </style:style>
    <style:style style:name="P46" style:family="paragraph" style:parent-style-name="Text_20_body" style:list-style-name="L9">
      <style:text-properties officeooo:paragraph-rsid="003697af"/>
    </style:style>
    <style:style style:name="P47" style:family="paragraph" style:parent-style-name="Text_20_body">
      <style:text-properties officeooo:rsid="0037f201" officeooo:paragraph-rsid="0037f201"/>
    </style:style>
    <style:style style:name="P48" style:family="paragraph" style:parent-style-name="Text_20_body">
      <style:text-properties officeooo:rsid="00390d9e" officeooo:paragraph-rsid="00390d9e"/>
    </style:style>
    <style:style style:name="P49" style:family="paragraph" style:parent-style-name="Text_20_body">
      <style:text-properties officeooo:rsid="0039dfc0" officeooo:paragraph-rsid="0039dfc0"/>
    </style:style>
    <style:style style:name="P50" style:family="paragraph" style:parent-style-name="Text_20_body">
      <style:text-properties officeooo:rsid="0039facb" officeooo:paragraph-rsid="0039facb"/>
    </style:style>
    <style:style style:name="P51" style:family="paragraph" style:parent-style-name="Text_20_body">
      <style:text-properties officeooo:rsid="003bf8b6" officeooo:paragraph-rsid="003bf8b6"/>
    </style:style>
    <style:style style:name="P52" style:family="paragraph" style:parent-style-name="Text_20_body">
      <style:text-properties officeooo:rsid="003c7e74" officeooo:paragraph-rsid="003c7e74"/>
    </style:style>
    <style:style style:name="P53" style:family="paragraph" style:parent-style-name="Text_20_body">
      <style:text-properties officeooo:rsid="003cc323" officeooo:paragraph-rsid="003cc323"/>
    </style:style>
    <style:style style:name="P54" style:family="paragraph" style:parent-style-name="Text_20_body" style:list-style-name="L10">
      <style:text-properties officeooo:rsid="003cc323" officeooo:paragraph-rsid="003cc323"/>
    </style:style>
    <style:style style:name="P55" style:family="paragraph" style:parent-style-name="Text_20_body" style:list-style-name="L11">
      <style:text-properties officeooo:rsid="003cc323" officeooo:paragraph-rsid="003cc323"/>
    </style:style>
    <style:style style:name="P56" style:family="paragraph" style:parent-style-name="Text_20_body">
      <style:text-properties officeooo:rsid="003db1b7" officeooo:paragraph-rsid="003db1b7"/>
    </style:style>
    <style:style style:name="T1" style:family="text">
      <style:text-properties officeooo:rsid="00146815"/>
    </style:style>
    <style:style style:name="T2" style:family="text">
      <style:text-properties officeooo:rsid="001727b6"/>
    </style:style>
    <style:style style:name="T3" style:family="text">
      <style:text-properties officeooo:rsid="00186c01"/>
    </style:style>
    <style:style style:name="T4" style:family="text">
      <style:text-properties officeooo:rsid="001a4cf6"/>
    </style:style>
    <style:style style:name="T5" style:family="text">
      <style:text-properties fo:font-style="italic" style:font-style-asian="italic" style:font-style-complex="italic"/>
    </style:style>
    <style:style style:name="T6" style:family="text">
      <style:text-properties fo:font-style="italic" officeooo:rsid="001a4cf6" style:font-style-asian="italic" style:font-style-complex="italic"/>
    </style:style>
    <style:style style:name="T7" style:family="text">
      <style:text-properties officeooo:rsid="001b32e6"/>
    </style:style>
    <style:style style:name="T8" style:family="text">
      <style:text-properties officeooo:rsid="001fd659"/>
    </style:style>
    <style:style style:name="T9" style:family="text">
      <style:text-properties officeooo:rsid="00213126"/>
    </style:style>
    <style:style style:name="T10" style:family="text">
      <style:text-properties style:text-position="super 58%"/>
    </style:style>
    <style:style style:name="T11" style:family="text">
      <style:text-properties officeooo:rsid="0022ef2a"/>
    </style:style>
    <style:style style:name="T12" style:family="text">
      <style:text-properties officeooo:rsid="00236339"/>
    </style:style>
    <style:style style:name="T13" style:family="text">
      <style:text-properties officeooo:rsid="0025414e"/>
    </style:style>
    <style:style style:name="T14" style:family="text">
      <style:text-properties officeooo:rsid="00261be6"/>
    </style:style>
    <style:style style:name="T15" style:family="text">
      <style:text-properties officeooo:rsid="002a95e3"/>
    </style:style>
    <style:style style:name="T16" style:family="text">
      <style:text-properties officeooo:rsid="002abda2"/>
    </style:style>
    <style:style style:name="T17" style:family="text">
      <style:text-properties officeooo:rsid="002b8146"/>
    </style:style>
    <style:style style:name="T18" style:family="text">
      <style:text-properties officeooo:rsid="002d627f"/>
    </style:style>
    <style:style style:name="T19" style:family="text">
      <style:text-properties officeooo:rsid="002f0214"/>
    </style:style>
    <style:style style:name="T20" style:family="text">
      <style:text-properties officeooo:rsid="00318111"/>
    </style:style>
    <style:style style:name="T21" style:family="text">
      <style:text-properties officeooo:rsid="003697af"/>
    </style:style>
    <style:style style:name="T22" style:family="text">
      <style:text-properties officeooo:rsid="0039facb"/>
    </style:style>
    <style:style style:name="T23" style:family="text">
      <style:text-properties officeooo:rsid="003bf8b6"/>
    </style:style>
    <style:style style:name="T24" style:family="text">
      <style:text-properties officeooo:rsid="003c7e74"/>
    </style:style>
    <style:style style:name="T25" style:family="text">
      <style:text-properties officeooo:rsid="003db1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Political </text:span>Econom<text:span text:style-name="T1">y</text:span> Notes for a Game World</text:h>
      <text:p text:style-name="Text_20_body"/>
      <text:p text:style-name="P2">The following notes are transcribed from work done some time ago. May or may not be relevant to latest “Ball of Wax” project, but since they are quite detailed, thought it would be worth preserving them electronically. </text:p>
      <text:p text:style-name="P2"/>
      <text:h text:style-name="Heading_20_2" text:outline-level="2">High-level Ideas</text:h>
      <text:p text:style-name="P2"/>
      <text:p text:style-name="P3">Some over-arching concepts would need to be simulated, or worked into the simulation:</text:p>
      <text:list xml:id="list1000235143" text:style-name="L1">
        <text:list-item>
          <text:p text:style-name="P4">Parties and organizations, which includes movements, militias, governments at multiple levels</text:p>
        </text:list-item>
        <text:list-item>
          <text:p text:style-name="P4">Municipalities, from villages to cities</text:p>
        </text:list-item>
        <text:list-item>
          <text:p text:style-name="P4">Public opinion. A way to judge sentiment of the simulated and player-driven actors.</text:p>
        </text:list-item>
        <text:list-item>
          <text:p text:style-name="P4">Economy.</text:p>
        </text:list-item>
        <text:list-item>
          <text:p text:style-name="P4">Culture.</text:p>
        </text:list-item>
      </text:list>
      <text:p text:style-name="P3"/>
      <text:p text:style-name="P8">Some <text:span text:style-name="T3">macro-level</text:span> Places and Groups to consider <text:span text:style-name="T3">relating to political economy</text:span>:</text:p>
      <text:list xml:id="list3165281260" text:style-name="L2">
        <text:list-item>
          <text:p text:style-name="P6">World → Regions</text:p>
        </text:list-item>
        <text:list-item>
          <text:p text:style-name="P6">Peoples → Classes → Parties → Militias</text:p>
        </text:list-item>
        <text:list-item>
          <text:p text:style-name="P6">Nations → Nationalities → Regional identities → Other identities</text:p>
        </text:list-item>
        <text:list-item>
          <text:p text:style-name="P6">Countries → Sub-regions → Governments → Armies</text:p>
        </text:list-item>
        <text:list-item>
          <text:p text:style-name="P6">Places → Production → Markets → Economies</text:p>
        </text:list-item>
      </text:list>
      <text:p text:style-name="P5"/>
      <text:p text:style-name="P5">Various kind of <text:span text:style-name="T3">macro-level</text:span> Events to consider <text:span text:style-name="T3">relating to political economcy</text:span>:</text:p>
      <text:list xml:id="list1812486152" text:style-name="L3">
        <text:list-item>
          <text:p text:style-name="P7">Between countries, places, regions, municipalities: <text:s/>discovery, exploitation, war, conquest, cooperation, trade, development, alliances</text:p>
        </text:list-item>
        <text:list-item>
          <text:p text:style-name="P7">Within countries, places, regions, municipalities: campaigns, elections, selling, coups, revolts, protests, revolutions, constitutions, legal proceedings, uprisings, strikes, crime, negotiations, civil war, protests, courts, legislative process, <text:span text:style-name="T2">entertainment, legends and story-telling</text:span></text:p>
        </text:list-item>
      </text:list>
      <text:p text:style-name="P5"/>
      <text:p text:style-name="P9"><text:soft-page-break/>Graphic, sound feedback idea:</text:p>
      <text:list xml:id="list297941775" text:style-name="L4">
        <text:list-item>
          <text:p text:style-name="P10">A painting represents the progress of a Place. <text:s/>Add defintions, details as game progresses. Reward is a brighter, more detailed portrait… perhaps filling in the shape of a flag or sigil. Losing definition or scarred, torn after defeats, downturns. </text:p>
        </text:list-item>
        <text:list-item>
          <text:p text:style-name="P10">More broadly, provide simple, clear graphic representations (measures) for the qualities of a Place or Political Entity w/r/t to its economy, public opinion, etc..</text:p>
        </text:list-item>
        <text:list-item>
          <text:p text:style-name="P10"><text:s/>Likewise, evolve an anthem as a Place or Entity evolves, varying major/minor and so on to reflect the course of events, layering on of qualities.</text:p>
        </text:list-item>
      </text:list>
      <text:p text:style-name="P9"/>
      <text:p text:style-name="P9"/>
      <text:p text:style-name="P9"/>
      <text:p text:style-name="P9"/>
      <text:h text:style-name="P1" text:outline-level="2">Economic topics, qualities, attributes, widgets</text:h>
      <text:p text:style-name="Text_20_body"/>
      <text:p text:style-name="P11">The following is a kind of taxonomy for economics. <text:s/>Develop ontologies, engines for each as it fits the <text:span text:style-name="T7">game’s </text:span>purpose <text:span text:style-name="T7">and context</text:span>. <text:s/>The terminology is traditional <text:span text:style-name="T7">IRL</text:span>. Vary it according to languages, cultures developed in the game <text:span text:style-name="T7">worlds</text:span>. </text:p>
      <text:p text:style-name="P11">Play with the<text:span text:style-name="T7">se</text:span> qualities to experiment with game design and execution.</text:p>
      <text:p text:style-name="P11"/>
      <text:h text:style-name="Heading_20_3" text:outline-level="3">Prime Rate</text:h>
      <text:p text:style-name="P12"><text:span text:style-name="T4">Rate at which major lenders make loans to each other, to major industries, to governments.</text:span></text:p>
      <text:p text:style-name="P12"><text:span text:style-name="T4">Each lender has its own prime rate. Average them when computing economic statistics for a Place or Region. The rate fluctuates at the lender’s discretion. Average is based on a snapshot or the mean over a time series. <text:s/></text:span></text:p>
      <text:p text:style-name="P12"><text:span text:style-name="T4">Lending rate for all other types of loans should be based on Prime +/- </text:span><text:span text:style-name="T6">n</text:span><text:span text:style-name="T4">. </text:span><text:s/></text:p>
      <text:p text:style-name="P13">A fairly healthy economy should have an average prime rate between 3 to 7% over one year.</text:p>
      <text:p text:style-name="P13"/>
      <text:h text:style-name="Heading_20_3" text:outline-level="3">Money Supply</text:h>
      <text:p text:style-name="P14">Within a currency zone or agreement, the rate at which the issuing Treasury prints and recalls currency. A rate greater than one indicates an increasing supply, less than one a decreasing supply. Too rapid increase leads to inflation. </text:p>
      <text:p text:style-name="P14">Keep track of total currency in circulation. Keep track of % circulated within the political boundaries of the issuer (like a Country), % circulated without, especially if it is “expatriated”, that is, never flows back into the domestic market. </text:p>
      <text:p text:style-name="P14">It is also interesting to track circulation of currency within a smaller zone or region or community and this can be a good determinant of a healthy micro-economy. </text:p>
      <text:p text:style-name="P14"/>
      <text:h text:style-name="Heading_20_3" text:outline-level="3">Price of Currency</text:h>
      <text:p text:style-name="P15">An abstraction like a Universal Monetary Unit (UMU), even if not exposed to players and NPCs, is translated into local currency values via an Exchange Rate Table. </text:p>
      <text:p text:style-name="P15">This provides a simple way to evaluate currency:currency exchange rates. </text:p>
      <text:p text:style-name="P15"><text:soft-page-break/>May also want to identify a Thing to represent this. A common one is “Gold”. <text:s/>If the UMU is physicalized like that, then the price of currency is used to value holdings in this unit. For example, there might be a Government treasury of “Gold”. </text:p>
      <text:p text:style-name="P15">Depending on how the game culture and economy and politics evolve, having such a treasury may be a necessary pre-condition for issuing a local currency in economies above a certain size.</text:p>
      <text:p text:style-name="P15">There is nothing to prevent additional currency exchange markets from arising, with their own rates distinct from the UMU rate. </text:p>
      <text:p text:style-name="P16">The value of UMU per local currency fluctuates based on an entity’s reserve of UMU (if any), the inflation rate, interest rates, overall indebtedness, productivity/employment and total domestic product.</text:p>
      <text:p text:style-name="P16"/>
      <text:h text:style-name="Heading_20_3" text:outline-level="3">Exchange Rate Database</text:h>
      <text:p text:style-name="P16">A data structure with associated functions tracks and enables translation from one currency (including the UMU) and another. <text:s/></text:p>
      <text:p text:style-name="P16">The base table shows rates for each currency vs. the UMU, across time. </text:p>
      <text:p text:style-name="P16">The secondary or market or spot tables show spot rates (as-of a specific date and time) at specific Markets, including Political Entity to Political Entity (like countries) if there is an official rate for such a Market. <text:s/></text:p>
      <text:p text:style-name="P16">The tertiary table is a transaction journal, recording specific exchanges. <text:s/>The market table is derived from the transaction table. <text:s/></text:p>
      <text:p text:style-name="P16">Evalution of rates is determined by comparing deals against the UMU table. A given deal is descbribed in terms of + or – a factor of the UMU-derived rate. </text:p>
      <text:p text:style-name="P16">The UMU rates are derived using an algorithm (not yet specified; see notes above) that reflects the general health of a given economy.</text:p>
      <text:p text:style-name="P16">While Players and Groups might make agreements with respect to forward rates, financial rates, official rates and so on, the transaction table should only record rates used at time of transaction settlement. <text:s/>The spot rates should be updated, at minimum, daily.</text:p>
      <text:p text:style-name="P16">It is possible that a given currency may not be traded at all for political or economic reasons. </text:p>
      <text:p text:style-name="P16"/>
      <text:h text:style-name="Heading_20_3" text:outline-level="3">Currency Reserves</text:h>
      <text:p text:style-name="P17">The amount of cash-on-hand for given Actor or Group, including a Government. </text:p>
      <text:p text:style-name="P17">Should be expressed in terms of specific currencies, as well as their UMU value. If the UMU is physicalized, it is treated as a distinct currency or currencies, e.g. “Silver” and “Gold”. </text:p>
      <text:p text:style-name="P17"><text:soft-page-break/></text:p>
      <text:h text:style-name="Heading_20_3" text:outline-level="3">Interest Rates, <text:span text:style-name="T12">Direct Loans</text:span> and Bonds</text:h>
      <text:p text:style-name="P18">A Group, including a Government, may raise funds by borrowing directly, incurring a specific debt based on the particualr loan arrangements. <text:s/>Or they might issue Bonds, or some game-terminological equivalent of Bonds.</text:p>
      <text:p text:style-name="P18">It would be unsual for an individual Actor to issue something like a Bond, but there is no reason it should be prohibited out of hand. </text:p>
      <text:p text:style-name="P18">Bonds are offered at a Principal Cost, plus an Interest Rate. </text:p>
      <text:p text:style-name="P18">Buyers pay the Issuer the Principal Cost amount up front. That is essentially the amount of money being borrowed by the Issuer. </text:p>
      <text:p text:style-name="P18">The borrower/issuer repays the principal amount, plus an pre-agreed amount of interest over a period of time, typically several years. When the term is up, the Issuer must have paid the full principal and interest amount promised, or they will be in Default. </text:p>
      <text:p text:style-name="P19"><text:span text:style-name="T8">The penalities for Default will vary according the game environment. At the level of municipal or other governmental defaults, there should be impacts on the economic status and likely on reputation and political stability as well.</text:span></text:p>
      <text:p text:style-name="P20"><text:span text:style-name="T9">For larger entities, there is a macro-economic inter-relationship between average interest rate and the value of the currency sponsored by the entity. Low interest rates increase the value of the currency because the entity is incurring less debt. <text:s/>High interest rates decrease the value of the currency, that is, they contribute to inflation. <text:s/></text:span></text:p>
      <text:p text:style-name="P20"><text:span text:style-name="T9">Bond terms are typically 1, 5, 10 or 20 years. The longer the term, the higher the rate offered</text:span> <text:span text:style-name="T9">and vice-versa. </text:span></text:p>
      <text:p text:style-name="P21">The sale of Bonds may be restricted to specific buyers. For example, a Government may choose not to sell it bonds to a foreign government with whom it is in conflict. </text:p>
      <text:p text:style-name="P22">As with currency transactions, a <text:span text:style-name="T12">Loan</text:span> <text:span text:style-name="T11">Ledger (d</text:span>atabase <text:span text:style-name="T11">or block chain) </text:span>needs to track the issuance, purchase, payment and closing of all bond-related markets and deals, <text:span text:style-name="T12">and of any direct loans</text:span>. </text:p>
      <text:p text:style-name="P22">It may the case that 3<text:span text:style-name="T10">rd</text:span> parties handle the bond market for an issuer. For example, a national bank or exchequer distinc from a country’s political leaders may be responsible for setting rates, issuing bonds. </text:p>
      <text:p text:style-name="P25">In game terms, a direct loan is any kind of borrowing other than issuing and purchasing a Bond. <text:s/>In order to not over-complicate things, any such deals have the same core components as a Bond: a principal amount, an interest amount, and a payment schedule. <text:s/>The only real difference is that a direcct loan is the result of direct negotiation between parties, whereas Bonds are always sold via a Market that is at least somewhat open, though often with some restrictions. </text:p>
      <text:h text:style-name="Heading_20_3" text:outline-level="3"><text:soft-page-break/>Domestic Debt</text:h>
      <text:p text:style-name="P23">Total money borrowed by a Group, typically a Government, from domestic lenders, typically construed IRL as banks. Exactly what “government”, “bank” and “domestic” mean in the game world will depend. </text:p>
      <text:p text:style-name="P23">The amount is computed in a given currency, over a specific term, and should average out to <text:s/>a total amount owed, broken out into principal and interest owed, as well as to an average rate. </text:p>
      <text:p text:style-name="P24">Note that a government should not be taking loans from its own national bank, which would amount to borrowing money from itself. <text:s/>The same applies to any other group.</text:p>
      <text:p text:style-name="P24"><text:span text:style-name="T12">As with any other type of loan, all foreign debt transactions are recorded and tracked in the game’s Loan Ledger. </text:span></text:p>
      <text:p text:style-name="P23"/>
      <text:h text:style-name="Heading_20_3" text:outline-level="3">Foreign Debt</text:h>
      <text:p text:style-name="P25">Total money borrowed by a Group, typically a Government, from a foreign source. “Foreign” means either from another political entity outside the cultural, political boundaries and constraints of the borrower; or from a Lender using a currency distinct from the regular one used by the borrower. </text:p>
      <text:p text:style-name="P25">As with any other type of loan, all foreign debt transactions are recorded and tracked in the game’s Loan Ledger. </text:p>
      <text:p text:style-name="P21"/>
      <text:h text:style-name="Heading_20_3" text:outline-level="3">Taxes <text:span text:style-name="T13">and Tolls</text:span></text:h>
      <text:p text:style-name="P26">A tax is levy added to certain types of transctions, usually to the benefit of a government or officialdom of some kind, though armed groups may also extort taxe and tools.</text:p>
      <text:p text:style-name="P26">There are three main types of taxes and tolls:</text:p>
      <text:list xml:id="list2811582582" text:style-name="L5">
        <text:list-item>
          <text:p text:style-name="P27">Taxes on income. A percentage of amounts paid in salary is taken by the taxing agency.</text:p>
        </text:list-item>
        <text:list-item>
          <text:p text:style-name="P27">Taxes on sales. Also called a “value added” tax. A percentage of amounts paid for purchases is taken by the taxing agency.</text:p>
        </text:list-item>
        <text:list-item>
          <text:p text:style-name="P27">Special or direct levies. Usually associated with wealth. A percentage of an actor’s accumulated or valued wealth is taken by the taking agency. </text:p>
        </text:list-item>
      </text:list>
      <text:p text:style-name="P26">The methods, practices, dettails for collecting taxes are a rich area for gaming experimentation. </text:p>
      <text:p text:style-name="P26">Some examples include:</text:p>
      <text:list xml:id="list3353673514" text:style-name="L6">
        <text:list-item>
          <text:p text:style-name="P28">Income tax is a flat rate for all earners. </text:p>
        </text:list-item>
        <text:list-item>
          <text:p text:style-name="P28">Income tax is graduated so that high earners pay more.</text:p>
        </text:list-item>
        <text:list-item>
          <text:p text:style-name="P28"><text:soft-page-break/>Income tax may be collected from every salary payment, or once/year, or on some other schedule.</text:p>
        </text:list-item>
        <text:list-item>
          <text:p text:style-name="P28">Income tax may be applied to groups or organizations (‘businesses’ or ‘guilds’, for example) as well as to individuals. </text:p>
        </text:list-item>
        <text:list-item>
          <text:p text:style-name="P28">Income rates may be different for different types of groups.</text:p>
        </text:list-item>
        <text:list-item>
          <text:p text:style-name="P28">Tax collection may be voluntary.</text:p>
        </text:list-item>
        <text:list-item>
          <text:p text:style-name="P28">Tax collection may be farmed out, perhaps on commission, to collectors or special agents.</text:p>
        </text:list-item>
        <text:list-item>
          <text:p text:style-name="P28">A sales tax could be collected at the point of purchase, with sellers responsible for turning over revenues to the taxing agency.</text:p>
        </text:list-item>
        <text:list-item>
          <text:p text:style-name="P28">A sales tax could be collected directly from buyers, on a regular schedule, by agents of the taxing agency. This of course assumes an open ledger of all transactions.</text:p>
        </text:list-item>
        <text:list-item>
          <text:p text:style-name="P28">The sales tax rate may vary depending on the type or quanity of a purchase. </text:p>
        </text:list-item>
        <text:list-item>
          <text:p text:style-name="P29">A ‘sales tax’ may be applied to inheritance and gifts.</text:p>
        </text:list-item>
        <text:list-item>
          <text:p text:style-name="P30">A toll is effectively a type of sales tax that amounts to a direct payment to a taxing agency in return for a speicifc service, typically related to movement and travel, but it could be anything. <text:s/>Paying a toll basically means the taxing agency is engaged in some kind of direct, as opposed to indirect, service for payment.</text:p>
        </text:list-item>
        <text:list-item>
          <text:p text:style-name="P29"><text:span text:style-name="T14">The ability to avoid income and sales taxes is likely to be an area for interesting game experimentation. This can run the gamut from corruption to criminal activity to black markets to barter systems and so on. It is also an area where alternative markets may be created. For example, if a Place launches a local currency and it circulates successfully, they may be able to opt out of a taxation scheme based purely on observation of transaction ledgers. </text:span><text:s/></text:p>
        </text:list-item>
        <text:list-item>
          <text:p text:style-name="P28">Direct levies are typically for an emergency situation. They are likley to cause political and economic disruption, even if done for a popular reason. </text:p>
        </text:list-item>
        <text:list-item>
          <text:p text:style-name="P28">Tax rates may vary over time, although changing them often is likely to cause political and economic disruption. </text:p>
        </text:list-item>
      </text:list>
      <text:p text:style-name="P26"/>
      <text:h text:style-name="Heading_20_3" text:outline-level="3">Tariffs</text:h>
      <text:p text:style-name="P31">A tariff is an additional sales tax charged to foreign entities who sell their goods in the domestic market of the taxing agency. </text:p>
      <text:p text:style-name="P31">It is tracked in regular sales transaction ledgers, and is also accounted for in the trade balance between economies above a certain scale, meaning, typically, national governments. <text:s/></text:p>
      <text:p text:style-name="P31"><text:soft-page-break/>A tariff is computed a percentage of the price of goods sold, just like any other sales tax, but it is added onto the selling price above and beyond the domestic sales tax and varies depending on the foreign entity involved. </text:p>
      <text:p text:style-name="P31">There may be tariff variations at the level of types of goods as well. </text:p>
      <text:p text:style-name="P31">The amount owed for tariffs is competed in terms of the taxing agency’s domestic currency. It may be paid in foreign exchange, using an agreed-to or UMU-based rate.</text:p>
      <text:p text:style-name="P31"/>
      <text:h text:style-name="Heading_20_3" text:outline-level="3">Trade</text:h>
      <text:p text:style-name="P31">The total amount of imports (purchases) and exports (sales), within a time period, between two entities. </text:p>
      <text:p text:style-name="P31"><text:span text:style-name="T15">A</text:span>t Actor:Actor level, or various Group:Group levels. </text:p>
      <text:p text:style-name="P31"><text:span text:style-name="T15">Track a</text:span>mounts spent and earned at transaction level. <text:s/><text:span text:style-name="T15">S</text:span>ummarize using the most common local currency for each party, as well as in UMU terms. <text:s/>Depending on how complex we want the game <text:s/>to get, identify balance of trade by commodity, <text:span text:style-name="T17">sector</text:span> <text:span text:style-name="T15">or demographics</text:span>. </text:p>
      <text:p text:style-name="P31">T<text:span text:style-name="T16">rack</text:span> amount paid in taxes, including tariffs.</text:p>
      <text:p text:style-name="P31">The balance of trade is even, positive, or negative between any two parties, from the perspective of one of those parties.</text:p>
      <text:p text:style-name="P31"/>
      <text:h text:style-name="Heading_20_3" text:outline-level="3">Price and Wage Controls</text:h>
      <text:p text:style-name="P32">Depending on game context, controls could be set on sectors like agriculture, weapons, construction, services, or government-generally; or commodities like food, transport, housing. <text:s/></text:p>
      <text:p text:style-name="P32">Wages, salaries or prices could be restricted from growing above or falling below a certain percentage within a specified period.</text:p>
      <text:p text:style-name="P32">Absolute maximum or minimums could be set. </text:p>
      <text:p text:style-name="P32">If such controls fluctuate often, it has a detrimental affect on economy and on political stability. </text:p>
      <text:p text:style-name="P32">The ability to enforce such controls depends on strength of admin/god-like or in-context legal, communal and/or repressive mechanisms.</text:p>
      <text:p text:style-name="P32"/>
      <text:h text:style-name="Heading_20_3" text:outline-level="3">Subsidies, <text:span text:style-name="T19">Grants, Transfers, </text:span>Charity and Welfare</text:h>
      <text:p text:style-name="P32">A group or actor engaging in economic activty can budget for subsidies in specific commodity or service areas: bread, farming, metal-supply, drugs, etc. The specifics are likely to be driven by resource availabilty and political (rather than market) demand.</text:p>
      <text:p text:style-name="P32"><text:soft-page-break/>At an individual or family level, this aspect of economics is simply providing for one’s family or brood, especially in support of those unable to fend for themselves. </text:p>
      <text:p text:style-name="P32">When sponsored by macro-level players, like governments or other large-scale agents, subsidies have the effect of keeping prices low and restraining inflation because the subsidizer is paying the difference between actual cost and price. </text:p>
      <text:p text:style-name="P33">In the case of social subsidies that affect a market, the subsidy is expressed as a negative percentage of cost. It is, in effect, exactly the opposite of a sales tax. <text:s/></text:p>
      <text:p text:style-name="P34">A subsidy could also be in the form of a below-market interest rate on loans, down to princial-only loan.</text:p>
      <text:p text:style-name="P33"><text:span text:style-name="T18">Domestic s</text:span>ubsidies tend to be politically popular, especially amongs poorer strata and in hard times, but can harm economy if poorly-performing sectors are purposefully removed from competitive pressures and innovation.</text:p>
      <text:p text:style-name="P34">Foreign subsidies can take various forms, even to the point of direct aid (gifts). </text:p>
      <text:p text:style-name="P36">Grants might be in the form of money or goods or free or low-cost services. For example, an entity might choose to build housing for its constituents for free. </text:p>
      <text:p text:style-name="P36">Sharing of information and technological know-how can also be a type of direct transfer. This type of thing does not have a direct, immediate effect on economy. <text:s/>But it can be very useful politically and can have very important long-term economic effects. <text:s/>Although not a typical transaction, these transfers, like all other exchanges, should be recorded in a game ledger. <text:s/></text:p>
      <text:p text:style-name="P36">There may be special “do not resell” constraints on various types of foreign aid, including knowledge or technology transfers.</text:p>
      <text:p text:style-name="P33"/>
      <text:p text:style-name="P33"/>
      <text:h text:style-name="Heading_20_3" text:outline-level="3">Budget</text:h>
      <text:p text:style-name="P34">Summarizes all income and expenses for an entity, as well as assets-on-hand, over a period of time. </text:p>
      <text:p text:style-name="P34">Assets include:</text:p>
      <text:list xml:id="list2562360692" text:style-name="L7">
        <text:list-item>
          <text:p text:style-name="P35">Currency on hand</text:p>
        </text:list-item>
        <text:list-item>
          <text:p text:style-name="P35">Debts owed but not yet collected, but only when such debts could be sold. </text:p>
        </text:list-item>
        <text:list-item>
          <text:p text:style-name="P35">Physical assets than could be sold in a market</text:p>
        </text:list-item>
      </text:list>
      <text:p text:style-name="P34">A budget can be actual or expected, that is, a record of the past or a prediction of the future. </text:p>
      <text:p text:style-name="P34">Income includes <text:span text:style-name="T5">expected</text:span> wages or salary or repayments or sales income only when doing an <text:span text:style-name="T5">expected</text:span> budget. And actual budget includes only actual income received.</text:p>
      <text:p text:style-name="P34"><text:soft-page-break/>Expenses, along with debt owed due to borrowing, also includes operational expenses, such as salaries, purchases, subsidies and so forth. </text:p>
      <text:p text:style-name="P34"/>
      <text:h text:style-name="Heading_20_3" text:outline-level="3">Inventory</text:h>
      <text:p text:style-name="P37">All actors and groups have an Inventory of objects owned by or attached to the Actor.</text:p>
      <text:p text:style-name="P37">These items may or may not have an economic value, meaning a price in a given currency on a given Market. </text:p>
      <text:p text:style-name="P37">Technology and know-how are treated as inventory along with other more tangible objects. </text:p>
      <text:p text:style-name="P37"/>
      <text:h text:style-name="Heading_20_3" text:outline-level="3">Natural Resources</text:h>
      <text:p text:style-name="P38">Tied to a Place, primarily, but could also be tied to a Horde or Organization. </text:p>
      <text:p text:style-name="P38">A natural resource indicates a potential for economic exploitation. The ability to exploit the resource is dependent on, among other things, the society’s technological level. </text:p>
      <text:p text:style-name="P38">The types of resources, and the means of extracting and using them effectively, are an area for plenty of game experimentation. A simple example is “arable land” or “fresh water”. </text:p>
      <text:p text:style-name="P38">Some of the attributes that we probably want to track for each resource, along with the basic ontology, include:</text:p>
      <text:list xml:id="list1953096503" text:style-name="L8">
        <text:list-item>
          <text:p text:style-name="P39">technical level needed to discover, to exploit</text:p>
        </text:list-item>
        <text:list-item>
          <text:p text:style-name="P39">total availability (amount) and usefulness (quality)</text:p>
        </text:list-item>
        <text:list-item>
          <text:p text:style-name="P39">renewable or non-renewable</text:p>
        </text:list-item>
        <text:list-item>
          <text:p text:style-name="P39">exploitation rate, how much is or can be used per time period</text:p>
        </text:list-item>
        <text:list-item>
          <text:p text:style-name="P39">renewal rate, how much of it is re-created or replaced over what time period</text:p>
        </text:list-item>
        <text:list-item>
          <text:p text:style-name="P39">extraction cost, production cost</text:p>
        </text:list-item>
      </text:list>
      <text:p text:style-name="P38">A Place that is rich in known natural resources <text:span text:style-name="T20">has</text:span> better <text:span text:style-name="T20">long-term </text:span>economic prospect<text:span text:style-name="T20">s</text:span>, especially with respect to ability to be self-sufficient. </text:p>
      <text:p text:style-name="P38"/>
      <text:h text:style-name="Heading_20_3" text:outline-level="3">Investments and Savings</text:h>
      <text:p text:style-name="P41">Depending on the level and type of economic development in a game context, there may be opportunities for Actors and Groups to put their currency or other assets into an investment or savings scheme. </text:p>
      <text:p text:style-name="P41"><text:soft-page-break/>This is distinct from being a Lender, including buying Bonds. </text:p>
      <text:p text:style-name="P41">In Real Life, this is what we refer to as an Equity investment, where the purchaser, who in this case may be called the Investor, is participating as an owner, even if only to a small degreee, in an expected-to-be mutually-benfecial scheme, enterprise, fund or deal of some kind. </text:p>
      <text:p text:style-name="P42">Unlike a bond, an investment of this type usually does not carry any guarantee of reward and may result in the loss of the principal investment. <text:s/>The most conservative type of investment, which IRL we call a certificate of deposit or a saving account, is really a kind of long-term or low-interest loan. <text:s/>We keep our currency “safe” in the hands of another, who promises to return the amount “saved”, along with some pre-specified earning, at a specified interval. </text:p>
      <text:p text:style-name="P42">In-game we’d want to have some cool name for this type of thing. A longer-term version of it is what we call IRL an “IRA” or “retirement account”. <text:s/>Again, it is actually a loan, with a fixed rate of return. </text:p>
      <text:p text:style-name="P42">A true equity investment has no such guarantee, but holds the promise of a greater return. <text:s/>In game terms, this might involve helping to fund a group of adventurers, <text:s/>maybe even pirates, with the promise of a share in their booty upon return from their quest. <text:s/></text:p>
      <text:p text:style-name="P40"/>
      <text:h text:style-name="Heading_20_3" text:outline-level="3">Consumer Spending, <text:span text:style-name="T22">Consumer </text:span>Saving<text:span text:style-name="T22">s</text:span></text:h>
      <text:p text:style-name="P41">For a given Polis, consumer spending is the toal in local currency and UMU of what was spent in a time period, typically a Season (a “quarter” IRL) in an array of areas of interest.</text:p>
      <text:p text:style-name="P41">Savings may be harder to evaluate depending on the game context. It should not simply be an accounting of cash on hand (see Inventory). <text:s/>If the game context supports things like some version of a savings or investment account, that’s what we’d want to track. </text:p>
      <text:p text:style-name="P41">A high savings rate and increasesin consumer spending are generally signs of a healthy economy, and vice-versa. <text:s/></text:p>
      <text:p text:style-name="P41"/>
      <text:h text:style-name="Heading_20_3" text:outline-level="3">Technical and Cultural Level</text:h>
      <text:p text:style-name="P43">Actors and Groups are indexed to an overall technical level related to their inventory of knowledge and skills. <text:s/>A social level measures the accumulation, on a macro scale, of scientific, industrial, political, spiritual, military, social and economic know-how. <text:s/>The rise in technical and cultural levels is the product of the passage of time invested in education, research and practice, and barring active repression, plus a random factor. </text:p>
      <text:p text:style-name="P43"/>
      <text:h text:style-name="Heading_20_3" text:outline-level="3"><text:soft-page-break/>Work Demand</text:h>
      <text:p text:style-name="P44">An index is tracked at the macro-level, for Places and Polis, to determine what kinds of workers are needed where, according to what sectors and particular sub-sectors. <text:s/>This includes intellgentsia, services including care and feeding of children, government, military and so on. Each category is summarized, per place or political-economic entity, as:</text:p>
      <text:list xml:id="list1147082241" text:style-name="L9">
        <text:list-item>
          <text:p text:style-name="P46"><text:span text:style-name="T21">A percentage of the total workforce</text:span></text:p>
        </text:list-item>
        <text:list-item>
          <text:p text:style-name="P45">Average number of workers needed</text:p>
        </text:list-item>
        <text:list-item>
          <text:p text:style-name="P45">Percentage of need currently fulfilled</text:p>
        </text:list-item>
      </text:list>
      <text:p text:style-name="P44">This type of analysis helps to indicate or drive what kinds of traits need to be associated with <text:s/>new NPCs and player-actors, for example, depending on context, influencing what guilds are accepting new apprentices. <text:s/>An understanding of what workers are available may in turn influence productivity in various sectors.</text:p>
      <text:p text:style-name="P44"/>
      <text:h text:style-name="Heading_20_3" text:outline-level="3">Employment and Unemployment</text:h>
      <text:p text:style-name="P47">Based on the type of indices noted in the previous section on Work Demand, we track what percentage of the workforce is employed and unemployed. </text:p>
      <text:p text:style-name="P47">This is likely to fluctuate seasonally, especially in a game context with a heavy emphasis on agricultural work. <text:s/>However, “unemployment” should not necessarily be treated in-game as it is in IRL. <text:s/>For example, game “peasants” may have no need to work in the fields during the non-growing Season, as long as there is sufficient food, etc. available. Or maybe they are busy fighting monsters during the winter.</text:p>
      <text:p text:style-name="P47">Trudging off to work every day is unlikely to appeal to many gamers. <text:s/>Or the game may revolve around labor struggle. <text:s/>Or it may have a utopian aspect where work as we know it is largely irrelevant. Just keep in mind that it IS a game, not a simulation of the real-world economy. </text:p>
      <text:p text:style-name="P47">A high “unemployment” rate in some game contexts may be considered “a good thing”, while in others it could be the most critical measure alerting impending destruction of the colony, etc. </text:p>
      <text:p text:style-name="P47"/>
      <text:h text:style-name="Heading_20_3" text:outline-level="3">Total Domestic Product</text:h>
      <text:p text:style-name="P48">An Actor or Group who works or sell services, etc. is considered to be productive in some monetary sense, usually by sector and sub-secctor. <text:s/>This is a valuation number that reckons the price that <text:span text:style-name="T5">could</text:span> be obtained for the total goods produced or services that could be consumed, within a given time period. </text:p>
      <text:p text:style-name="P48">Workers who are non-productive in this sense include: soldiers, intellectuals, religious leaders, many government workers or similar bureaucrats, and those who are not working (the unemployed). </text:p>
      <text:p text:style-name="P48"><text:soft-page-break/>Childcare is considered a productive service. The potential for provisioning/consuming it should be reckoned. </text:p>
      <text:p text:style-name="P48">The TDP includes both taxed (legal) and untaxed (in some contexts, illegal) productivity. <text:s/>The metric for it should attempt to break down these two categories. Domestic product includes domestic goods and services sold abroad. </text:p>
      <text:p text:style-name="P48">This measure is computed each Season (“quarter” IRL). <text:s/>Two or three consecutive findings of decreasing TDP indicates that an economy is falling into a recession. </text:p>
      <text:p text:style-name="P48">A long-lasting (2 or 3 years or more) recession that is also marked by defaults, deflation (often), declining income rates, and high unemployment is a catacylsmic economic event called a depression. <text:s/>It will typically result in a overall TDP contraction of at least 10%. </text:p>
      <text:p text:style-name="P38"/>
      <text:h text:style-name="Heading_20_3" text:outline-level="3">Foreign Investment</text:h>
      <text:p text:style-name="P49">The word “foreign” is relative. <text:s/>We want to track investment (See Investment and Savings) in domestic affairs by foreign parties. <text:s/>And we want to track investment in foreign affairs by domestic parties. </text:p>
      <text:p text:style-name="P49"/>
      <text:p text:style-name="P49">Foreign ownership indicates that profit from investments goes elsewhere, into a different macro-economy, rather than into the domestic economy. <text:s/>Domestic production by foreign-owned entities still counts as part of TDP. <text:s/>Likewise, investments abroad bring income to the domestic economy, but, if they are supporting productive activity (and most equity investments do) then they do not contribute to TDP. </text:p>
      <text:p text:style-name="P49"/>
      <text:h text:style-name="Heading_20_3" text:outline-level="3">Average Wage</text:h>
      <text:p text:style-name="P50">By sector and sub-sector, by Place, by Polis, by Currency. <text:s/>Based on periodic evaluation of actual wages and salaries.</text:p>
      <text:p text:style-name="P50"><text:span text:style-name="T23">B</text:span>reak out by demographics such as sex, age, karms, species, traits, guild, and so on.</text:p>
      <text:p text:style-name="P50"/>
      <text:h text:style-name="Heading_20_3" text:outline-level="3">Distribution of Wealth, Economic Classes</text:h>
      <text:p text:style-name="P51">Track the Inventory, especially currency on hand and total assets, according to demographics and percentages, within a Place, a Polis, etc. </text:p>
      <text:p text:style-name="P51">Analyze what percentage of the total currency and total assets are held by what percentage of the population. Who is rich? Who is poor? <text:s/>Who is very-very rich? Who is very-very poor? </text:p>
      <text:p text:style-name="P51"><text:soft-page-break/>What are ranges of difference between wealthiest and poorest, between various categories. <text:s/>What groupings emerge? <text:s/></text:p>
      <text:p text:style-name="P51">Align to occupation as well. This could indicate, for example, that government workers or religious leaders are getting rich even though they are not productive. </text:p>
      <text:p text:style-name="P51"/>
      <text:h text:style-name="Heading_20_3" text:outline-level="3">Poverty Level, Living Wage, <text:span text:style-name="T24">Decrepit Income</text:span></text:h>
      <text:p text:style-name="P52">Based on the examination of income levels, as well as other factors, like general health of a demographic, determine what is a “decent” income for an Actor in the Place or Polis. <text:s/>What is the minimum amount below which basic needs cannot be met? <text:s/>What the “slightly better” amount that allows an Actor to invest more, assist others, and so on? <text:s/>What is the point at which wealth simply accumulates, goes out of circulation if the Actor does not take steps to counter-act it? </text:p>
      <text:p text:style-name="P52"/>
      <text:h text:style-name="Heading_20_3" text:outline-level="3">Hunger Level</text:h>
      <text:p text:style-name="P53">Related to poverty level, hunger is the most elemental measure of poverty. For each species, in the DNA database there should be an accounting of things like:</text:p>
      <text:list xml:id="list2539817210" text:style-name="L10">
        <text:list-item>
          <text:p text:style-name="P54">Minimum caloric intake to prevent starvation</text:p>
        </text:list-item>
        <text:list-item>
          <text:p text:style-name="P54">Average caloric intake to sustain good health</text:p>
        </text:list-item>
      </text:list>
      <text:p text:style-name="P53">Then the macro-analysis should track:</text:p>
      <text:list xml:id="list590316088" text:style-name="L11">
        <text:list-item>
          <text:p text:style-name="P55">Average actual caloric intake for demographics and groupings</text:p>
        </text:list-item>
        <text:list-item>
          <text:p text:style-name="P55">Percentage above/below the minimum, average needs</text:p>
        </text:list-item>
      </text:list>
      <text:p text:style-name="P53"/>
      <text:h text:style-name="Heading_20_3" text:outline-level="3">Population</text:h>
      <text:p text:style-name="P56">Basic counts of births, deaths, longevity, by species, in Places. <text:s/>Keep track of occupations, working time, consumption, purchase/sales/investments, borrow/lend activities. </text:p>
      <text:p text:style-name="P56"/>
      <text:h text:style-name="Heading_20_3" text:outline-level="3">Inflation/<text:span text:style-name="T25">Deflation</text:span> Rate</text:h>
      <text:p text:style-name="P56">Average rise/fall in prices across goods and services, in a Place, over time, by sector.</text:p>
      <text:p text:style-name="P56">A rise over 50% in a year or less is a strong indicator of hyperinflation. </text:p>
      <text:p text:style-name="P56"/>
      <text:p text:style-name="P56"/>
      <text:h text:style-name="Heading_20_3" text:outline-level="3"><text:soft-page-break/>Total <text:span text:style-name="T25">Actual </text:span>Debt</text:h>
      <text:p text:style-name="P56">The total expenses in a budget, minus cash-on-hand (but not including UCU), minus income (but not counting assets). </text:p>
      <text:p text:style-name="P56">A negative total actual debt means an entity is losing more than it is earning. If it is based on actual budget, then the entity is probably failing to meet its current obligation. If it is based on an expected budget, then it is likely to start having economic difficulties. </text:p>
      <text:p text:style-name="P56"/>
      <text:p text:style-name="P56"/>
      <text:p text:style-name="P56"/>
      <text:p text:style-name="P53"/>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5:00:08.399014173</meta:creation-date>
    <dc:date>2019-03-26T20:08:49.506270632</dc:date>
    <meta:editing-duration>PT4H22M8S</meta:editing-duration>
    <meta:editing-cycles>40</meta:editing-cycles>
    <meta:generator>LibreOffice/6.2.1.2$Linux_X86_64 LibreOffice_project/20$Build-2</meta:generator>
    <meta:document-statistic meta:table-count="0" meta:image-count="0" meta:object-count="0" meta:page-count="15" meta:paragraph-count="211" meta:word-count="4437" meta:character-count="27107" meta:non-whitespace-character-count="22767"/>
  </office:meta>
</office:document-meta>
</file>